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log:</text:p>
      <text:p text:style-name="Standard"/>
      <text:p text:style-name="Standard">Po kilku godzinach Marbus i jego najdzielniejsi żołnierze wyłonili się z pradawnej jaskini orków, niosąc przed sobą Róg Gjallarhorn. Zostali przywitani wiwatami, krzykami radości i euforii, a także dobrym winem i strawą. Zdawało się, że napięcie towarzyszące wojownikom Wielkiej Hordy w lasach elfów ustąpiło, albo przynajmniej widocznie zmalało.</text:p>
      <text:p text:style-name="Standard">Następnego dnia zebrała się Rada Jarlów, na czele której stanęła Beatrycze. Elfy uzgodniły, że najlepszym rozwiązaniem będzie stanąć do walki z Dzikim Gonem u stóp Góry Przeznaczenia, jednego z największych szczytów północy. Siły Jarlów, Sojuszu Północy i Knalgi zjednoczyły się na południowej granicy w miejscu, gdzie niedawno odnieśli zwycięstwo. Wszystko zwiastowało, że niedługo nieumarli powinni zaatakować to miejsce wszystkimi swoimi siłami.</text:p>
      <text:p text:style-name="Standard">Plan elfów był prosty: Marbus miał wezwać Króla Gonu u podnóża Góry Przeznaczenia, na najdalej na północ wysuniętych ziemiach, za którymi kryło się jedynie lodowe morze. Miał to zrobić jednak dopiero wtedy, gdy nieumarli zaatakują południową granicę. Przywołany wówczas nieumarły władca będzie miał przy sobie jedynie najbardziej lojalnych wobec siebie wojowników, co da orkom szansę na odniesienie zwycięstwa.</text:p>
      <text:p text:style-name="Standard">Orkowie nie mięli zostać jednak pozbawieni pomocy. Po zachodniej granicy Sojuszu Północy szybko rozchodziła się wieść, jakoby nieliczne oddziały nieumarłych zaczęły szturmować tamtejsze wsie w celu zwiększenia liczby nieumarłych wojsk. Zarówno ludzie, jak i elfowie, wysłali swoje oddziały w celu powstrzymania wroga, żaden oddział jednak nie powrócił.</text:p>
      <text:p text:style-name="Standard">Zadaniem Marbusa było udanie się na owładnięty zimą wschód i zbadanie tamtejszej sytuacji, a także zebranie oddziałów, które nie powróciły ze swojej misji. Zakładając oczywiście, że jakieś oddziały przetrwały.</text:p>
      <text:p text:style-name="Standard"/>
      <text:p text:style-name="Standard"/>
      <text:p text:style-name="Standard">***</text:p>
      <text:p text:style-name="Standard"/>
      <text:p text:style-name="Standard">Dialogi w scenariuszu:</text:p>
      <text:p text:style-name="Standard">1. Początkowy.</text:p>
      <text:p text:style-name="Standard">2. Dialog natknięcia się na pierwszy obóz.</text:p>
      <text:p text:style-name="Standard">3. Dialog natknięcia się na drugi obóz.</text:p>
      <text:p text:style-name="Standard">4. Dialog doprowadzenia przywódcy z pierwszego obozu.</text:p>
      <text:p text:style-name="Standard">5. Dialog doprowadzenia przywódcy z drugiego obozu.</text:p>
      <text:p text:style-name="Standard">6. Dialogi śmierci bohaterów oraz przywódców z obozów.</text:p>
      <text:p text:style-name="Standard">7. Dialog końcowy, gdy pokonamy przywódcę duchów i wybieramy, kto pomoże nam w następnym scenariuszu.</text:p>
      <text:p text:style-name="Standard">8. Dialog końcowy, gdy doprowadzimy obu przywódców do obozu Marbusa i wybieramy, kto pomoże nam w następnym scenariuszu.</text:p>
      <text:p text:style-name="Standard"/>
      <text:p text:style-name="Standard"/>
      <text:p text:style-name="Standard">***</text:p>
      <text:p text:style-name="Standard"/>
      <text:p text:style-name="Standard">Dialogi:</text:p>
      <text:p text:style-name="Standard"/>
      <text:p text:style-name="Standard">1. Początkowy.</text:p>
      <text:p text:style-name="Standard"/>
      <text:p text:style-name="Standard">Gewold:</text:p>
      <text:p text:style-name="Standard">Pięknie! Mięliśmy walczyć z Dzikim Gonem, a nie uganiać się za niedobitkami ludzi i elfów. Na dodatek brniemy po pas w śnieżnych zaspach. Te warunki nie nadają się do walki z nieumarłymi.</text:p>
      <text:p text:style-name="Standard"/>
      <text:p text:style-name="Standard">Aidala:</text:p>
      <text:p text:style-name="Standard">Woda tutaj jest bardzo zimna i przykryta grubą warstwą lodu. Obawiam się, że Ta Osoba i jej córki <text:soft-page-break/>nie będą zbyt przydatne podczas tej bitwy.</text:p>
      <text:p text:style-name="Standard"/>
      <text:p text:style-name="Standard">Marbus:</text:p>
      <text:p text:style-name="Standard">Oboje macie rację, jednak wojska nieumarłych jeszcze nie zaatakowały na południu. Wezwanie teraz Króla Gonu mijałoby się z celem. Postarajmy się jak najszybciej znaleźć naszych sojuszników i bezpiecznie doprowadzić ich do obozu.</text:p>
      <text:p text:style-name="Standard"/>
      <text:p text:style-name="Standard">Marbus:</text:p>
      <text:p text:style-name="Standard">Gdyby był tu Kochan, już dawno zbadałby na swoim wilku całe to miejsce i moglibyśmy ruszyć dalej... Ehh... Brakuje mi Ciebie, kuzynie. Żałuję, że zginąłeś tak bezsensowną śmiercią.</text:p>
      <text:p text:style-name="Standard"/>
      <text:p text:style-name="Standard"/>
      <text:p text:style-name="Standard">2. Dialog natknięcia się na pierwszy obóz. Tutaj zakładam, że będzie to obóz ludzi, jednak oba dialogi są napisane tak, by pasowały, niezależnie od tego, na który natkniemy się pierwsi.</text:p>
      <text:p text:style-name="Standard"/>
      <text:p text:style-name="Standard">Kapitan Rylis (kawalerzysta 2/3 lvl?):</text:p>
      <text:p text:style-name="Standard">Ściana tarcz! Uformować ścianę tarcz! Nadchodzą z drugiej strony!</text:p>
      <text:p text:style-name="Standard"/>
      <text:p text:style-name="Standard">Gewold:</text:p>
      <text:p text:style-name="Standard">I mamy naszych kochanych braci z Sojuszu Północy. </text:p>
      <text:p text:style-name="Standard"/>
      <text:p text:style-name="Standard">Kapitan Rylis:</text:p>
      <text:p text:style-name="Standard">Orkowie? Co wy tu robicie?! Z tego, co mi wiadomo, Wielka Horda miała zdobyć ten cały magiczny róg i...</text:p>
      <text:p text:style-name="Standard"/>
      <text:p text:style-name="Standard">Marbus:</text:p>
      <text:p text:style-name="Standard">Róg Gjallarhorn jest już zdobyty, kapitanie. Na razie jednak nie będziemy wzywać Króla Gonu. Wysłano nas, by was odnaleźć i doprowadzić bezpiecznie do naszego obozu. A teraz... Musisz oddać mi dowództwo.</text:p>
      <text:p text:style-name="Standard"/>
      <text:p text:style-name="Standard">Kapitan Rylis:</text:p>
      <text:p text:style-name="Standard">Nawet, jeśli mówisz prawdę, nie muszę oddawać Ci dowództwa! Wiem najlepiej, jak ustawić swoich ludzi. Znam ich wszystkich i nie pozwolę, by jakiś ork...</text:p>
      <text:p text:style-name="Standard"/>
      <text:p text:style-name="Standard">Aidala:</text:p>
      <text:p text:style-name="Standard">Ta Osoba sądzi, że powinieneś uważać na słowa. Miałeś już okazję być dowódcą i zawiodłeś. Nie potraficie poradzić sobie z nieumarłymi, a my tak. Wasze pierwsze większe zwycięstwo nad nimi odbyło się akurat wtedy, gdy stanęliśmy po waszej stronie. Bez nas zginiecie.</text:p>
      <text:p text:style-name="Standard"/>
      <text:p text:style-name="Standard">Kapitan Rylis:</text:p>
      <text:p text:style-name="Standard">Ja... Cóż, niech tak będzie. Moi ludzie są teraz pod Twoją komendą.</text:p>
      <text:p text:style-name="Standard"/>
      <text:p text:style-name="Standard"/>
      <text:p text:style-name="Standard">3. Dialog natknięcia się na drugi obóz, ten należący do elfów.</text:p>
      <text:p text:style-name="Standard"/>
      <text:p text:style-name="Standard">Jarl Oferiu (mistrz miecza?):</text:p>
      <text:p text:style-name="Standard">Wycofywać się w stronę obozu! Wycofywać się! Gdy będziemy na fortyfikacjach, nieumarli nie dadzą nam rady... A to... Co...?</text:p>
      <text:p text:style-name="Standard"/>
      <text:p text:style-name="Standard">Aidala:</text:p>
      <text:p text:style-name="Standard">Zdaje się, że znaleźliśmy elfy, Marbusie.</text:p>
      <text:p text:style-name="Standard"/>
      <text:p text:style-name="Standard"><text:soft-page-break/>Marbus:</text:p>
      <text:p text:style-name="Standard">Bądź pozdrowiony, Jarlu. Jestem Marbus, dowodzę Wielką Hordą. Moim zadaniem jest doprowadzić was bezpiecznie do naszego obozu.</text:p>
      <text:p text:style-name="Standard"/>
      <text:p text:style-name="Standard">Jarl Oferiu:</text:p>
      <text:p text:style-name="Standard">Nie jestem pewien, czy to dobry pomysł... Dlaczego nie wezwaliście Króla Gonu? Macie Róg Gjallarhorn? Pachnie mi to podstępem.</text:p>
      <text:p text:style-name="Standard"/>
      <text:p text:style-name="Standard">Gewold:</text:p>
      <text:p text:style-name="Standard">Głupi elf! Moglibyśmy was wszystkich wypatroszyć i nałożyć na siebie wasze złote zbroje i zdobienia, a jednak przybywamy, by wyrwać was z opresji! Przeklęta elfia duma!</text:p>
      <text:p text:style-name="Standard"/>
      <text:p text:style-name="Standard">Marbus:</text:p>
      <text:p text:style-name="Standard">Owszem, mamy róg. Nie użyjemy go jednak przed czasem, a dopiero wtedy, gdy nadejdzie na to pora. Muszę przejąć dowództwo nad Twoim oddziałem, by was uratować. Każda chwila zwłoki, to życie jednego z Twoich wojowników. Pamiętaj o tym.</text:p>
      <text:p text:style-name="Standard"/>
      <text:p text:style-name="Standard">Jarl Oferiu:</text:p>
      <text:p text:style-name="Standard">Chyba masz rację. Niech będzie. Dowództwo jest Twoje. Jeśli jednak knujecie coś nikczemnego, nie daruję wam!</text:p>
      <text:p text:style-name="Standard"/>
      <text:p text:style-name="Standard"/>
      <text:p text:style-name="Standard">4. Dialog doprowadzenia przywódcy z pierwszego obozu.</text:p>
      <text:p text:style-name="Standard"/>
      <text:p text:style-name="Standard">Kapitan Rylis:</text:p>
      <text:p text:style-name="Standard">Jestem już na miejscu, podobnie jak moi żołnierze.</text:p>
      <text:p text:style-name="Standard"/>
      <text:p text:style-name="Standard">*Znika w zamku.*</text:p>
      <text:p text:style-name="Standard"/>
      <text:p text:style-name="Standard"/>
      <text:p text:style-name="Standard">5. Dialog doprowadzenia przywódcy z drugiego obozu.</text:p>
      <text:p text:style-name="Standard"/>
      <text:p text:style-name="Standard">Jarl Oferiu:</text:p>
      <text:p text:style-name="Standard">Przybyłem ze wszystkim swoimi elfami. </text:p>
      <text:p text:style-name="Standard"/>
      <text:p text:style-name="Standard">*Znika w zamku.*</text:p>
      <text:p text:style-name="Standard"/>
      <text:p text:style-name="Standard"/>
      <text:p text:style-name="Standard">6. Dialogi śmierci bohaterów oraz przywódców z obozów.</text:p>
      <text:p text:style-name="Standard"/>
      <text:p text:style-name="Standard">*Trzeba pamiętać o tym, że śmierć Marbusa, Aidali, Gewolda, Jarla Oferiu i Kapitana Rylisa kończą scenariusz. Może być przed tym dialog w stylu tych, które już mamy: "uch, umieram", "#niezyjexd" itp.*</text:p>
      <text:p text:style-name="Standard"/>
      <text:p text:style-name="Standard"/>
      <text:p text:style-name="Standard">7. Dialog końcowy, gdy pokonamy przywódcę duchów i wybieramy, kto pomoże nam w następnym scenariuszu. Premia za wczesne zakończenie i dodatkowe 200 golda.</text:p>
      <text:p text:style-name="Standard"/>
      <text:p text:style-name="Standard">Marbus:</text:p>
      <text:p text:style-name="Standard">Przywódca nieumarłych został pokonany... Udało nam się nie tylko pomóc wojownikom Sojuszu Północy i elfom, ale także uratowaliśmy tutejszych wieśniaków. Siły nieumarłych znów zostały zmiażdżone pod butem Wielkiej Hordy!</text:p>
      <text:p text:style-name="Standard"><text:soft-page-break/></text:p>
      <text:p text:style-name="Standard">Gewold:</text:p>
      <text:p text:style-name="Standard">Waaargh! Dokładnie! Poza tym patrzcie, zdaje się, że nieumarli trzymali w swojej twierdzy nieco złota. Weźmy je ze sobą.</text:p>
      <text:p text:style-name="Standard"/>
      <text:p text:style-name="Standard">Logo Wesnoth:</text:p>
      <text:p text:style-name="Standard">Otrzymujesz 200 sztuk złota.</text:p>
      <text:p text:style-name="Standard"/>
      <text:p text:style-name="Standard">Marbus:</text:p>
      <text:p text:style-name="Standard">Dobrze, skoro wszystko tutaj zostało już załatwione, pora ruszać w stronę Góry Przeznaczenia. </text:p>
      <text:p text:style-name="Standard"/>
      <text:p text:style-name="Standard">Aidala:</text:p>
      <text:p text:style-name="Standard">Ta Osoba myśli, że nie powinniśmy tak pochopnie odchodzić, Marbusie. Udało nam się uratować siły Jarla Oferiu i Kapitana Rylisa. Wśród ich wojowników jest jednak wielu rannych i niezdolnych do walki. Myślę, że zabranie ze sobą obu tych wojsk nie będzie najlepszym pomysłem.</text:p>
      <text:p text:style-name="Standard"/>
      <text:p text:style-name="Standard">Gewold:</text:p>
      <text:p text:style-name="Standard">Co?! Więc ratowaliśmy ich życia tylko po to, by później odesłać ich do domu i nie otrzymać żadnej pomocy w walce z Dzikim Gonem!? Nie pozwolę na to! Już wolę ich wszystkich wyrżnąć!</text:p>
      <text:p text:style-name="Standard"/>
      <text:p text:style-name="Standard">Aidala:</text:p>
      <text:p text:style-name="Standard">Ta Osoba nie to miała na myśli... Nie możemy jednak wziąć ze sobą wszystkich. Ktoś będzie musiał eskortować rannych do szpitali oraz objąć dowództwo nad tymi terenami, by nie okazało się, że nieumarli powrócą w to miejsce.</text:p>
      <text:p text:style-name="Standard"/>
      <text:p text:style-name="Standard">Gewold:</text:p>
      <text:p text:style-name="Standard">Nie powrócą, jeśli się sprężymy i pokonamy ich całością naszych sił! Zamiast gadać, powinniśmy iść już w stronę Góry Przeznaczenia!</text:p>
      <text:p text:style-name="Standard"/>
      <text:p text:style-name="Standard">Marbus:</text:p>
      <text:p text:style-name="Standard">Dość! Aidala ma rację. Ktoś powinien obstawić tyły, a także zająć się tymi terenami. Na wyprawę weźmiemy ze sobą tylko jedno wojsko, oddziały Elfickich Jarlów bądź Sojuszu Północy.</text:p>
      <text:p text:style-name="Standard"/>
      <text:p text:style-name="Standard">Marbus:</text:p>
      <text:p text:style-name="Standard">Myślę, że najlepszym wyborem będzie...</text:p>
      <text:p text:style-name="Standard"/>
      <text:p text:style-name="Standard">Opcja 1: Siły Sojuszu Północy pod dowództwem Kapitana Rylisa wesprą nas w walce z Dzikim Gonem!</text:p>
      <text:p text:style-name="Standard">Opcja 2: Siły Elfickich Jarlów dowodzone przez Jarla Oferiu będą najlepszym wyborem!</text:p>
      <text:p text:style-name="Standard"/>
      <text:p text:style-name="Standard">Po wybraniu Opcji 1:</text:p>
      <text:p text:style-name="Standard"/>
      <text:p text:style-name="Standard">Marbus:</text:p>
      <text:p text:style-name="Standard">Ruszymy na północ z siłami Sojuszu Północy. Ich konnica, a także uniwersalność jednostek może przechylić szalę zwycięstwa na naszą stronę. A teraz, naprzód!</text:p>
      <text:p text:style-name="Standard"/>
      <text:p text:style-name="Standard">Po wybraniu Opcji 2:</text:p>
      <text:p text:style-name="Standard"/>
      <text:p text:style-name="Standard">Marbus:</text:p>
      <text:p text:style-name="Standard">Na północ wybierzemy się z siłami Jarla Oferiu. Magia oraz zręczność elfów mogą okazać się nieocenione podczas tego starcia. A teraz wynośmy się z tej lodowatej krainy!</text:p>
      <text:p text:style-name="Standard"/>
      <text:p text:style-name="Standard"><text:soft-page-break/></text:p>
      <text:p text:style-name="Standard">8. Dialog końcowy, gdy doprowadzimy obu przywódców do obozu Marbusa i wybieramy, kto pomoże nam w następnym scenariuszu.</text:p>
      <text:p text:style-name="Standard"/>
      <text:p text:style-name="Standard">Marbus:</text:p>
      <text:p text:style-name="Standard">Obydwie armie są już w naszym obozie, pora opuścić to miejsce.</text:p>
      <text:p text:style-name="Standard"/>
      <text:p text:style-name="Standard">Gewold:</text:p>
      <text:p text:style-name="Standard">Co?! Opuścić?! Teraz, gdy nieumarli jeszcze tu grasują? Miałem nadzieję rozbić kilka czaszek i zniszczyć te monstra, ale skoro taka jest Twoja wola...</text:p>
      <text:p text:style-name="Standard"/>
      <text:p text:style-name="Standard">Aidala:</text:p>
      <text:p text:style-name="Standard">Ta Osoba żałuje, że tutejsi ludzie zginą, jednak nic nie możemy już dla nich zrobić. Trzeba nam oszczędzać siły przed ostateczną bitwą z Królem Gonu.</text:p>
      <text:p text:style-name="Standard"/>
      <text:p text:style-name="Standard">Marbus:</text:p>
      <text:p text:style-name="Standard">Dobrze, skoro wszystko tutaj zostało już załatwione, pora ruszać w stronę Góry Przeznaczenia. </text:p>
      <text:p text:style-name="Standard"/>
      <text:p text:style-name="Standard">Aidala:</text:p>
      <text:p text:style-name="Standard">Ta Osoba myśli, że nie powinniśmy tak pochopnie odchodzić, Marbusie. Udało nam się uratować siły Jarla Oferiu i Kapitana Rylisa. Wśród ich wojowników jest jednak wielu rannych i niezdolnych do walki. Myślę, że zabranie ze sobą obu tych wojsk nie będzie najlepszym pomysłem.</text:p>
      <text:p text:style-name="Standard"/>
      <text:p text:style-name="Standard">Gewold:</text:p>
      <text:p text:style-name="Standard">Co?! Więc ratowaliśmy ich życia tylko po to, by później odesłać ich do domu i nie otrzymać żadnej pomocy w walce z Dzikim Gonem!? Nie pozwolę na to! Już wolę ich wszystkich wyrżnąć!</text:p>
      <text:p text:style-name="Standard"/>
      <text:p text:style-name="Standard">Aidala:</text:p>
      <text:p text:style-name="Standard">Ta Osoba nie to miała na myśli... Nie możemy jednak wziąć ze sobą wszystkich. Ktoś będzie musiał eskortować rannych do szpitali oraz objąć dowództwo nad tymi terenami, by nie okazało się, że nieumarli powrócą w to miejsce.</text:p>
      <text:p text:style-name="Standard"/>
      <text:p text:style-name="Standard">Gewold:</text:p>
      <text:p text:style-name="Standard">Nie powrócą, jeśli się sprężymy i pokonamy ich całością naszych sił! Zamiast gadać, powinniśmy iść już w stronę Góry Przeznaczenia!</text:p>
      <text:p text:style-name="Standard"/>
      <text:p text:style-name="Standard">Marbus:</text:p>
      <text:p text:style-name="Standard">Dość! Aidala ma rację. Ktoś powinien obstawić tyły, a także zająć się tymi terenami. Na wyprawę weźmiemy ze sobą tylko jedno wojsko, oddziały Elfickich Jarlów bądź Sojuszu Północy.</text:p>
      <text:p text:style-name="Standard"/>
      <text:p text:style-name="Standard">Marbus:</text:p>
      <text:p text:style-name="Standard">Myślę, że najlepszym wyborem będzie...</text:p>
      <text:p text:style-name="Standard"/>
      <text:p text:style-name="Standard">Opcja 1: Siły Sojuszu Północy pod dowództwem Kapitana Rylisa wesprą nas w walce z Dzikim Gonem!</text:p>
      <text:p text:style-name="Standard">Opcja 2: Siły Elfickich Jarlów dowodzone przez Jarla Oferiu będą najlepszym wyborem!</text:p>
      <text:p text:style-name="Standard"/>
      <text:p text:style-name="Standard">Po wybraniu Opcji 1:</text:p>
      <text:p text:style-name="Standard"/>
      <text:p text:style-name="Standard">Marbus:</text:p>
      <text:p text:style-name="Standard">Ruszymy na północ z siłami Sojuszu Północy. Ich konnica, a także uniwersalność jednostek może przechylić szalę zwycięstwa na naszą stronę. A teraz, naprzód!</text:p>
      <text:p text:style-name="Standard"><text:soft-page-break/></text:p>
      <text:p text:style-name="Standard">Po wybraniu Opcji 2:</text:p>
      <text:p text:style-name="Standard"/>
      <text:p text:style-name="Standard">Marbus:</text:p>
      <text:p text:style-name="Standard">Na północ wybierzemy się z siłami Jarla Oferiu. Magia oraz zręczność elfów mogą okazać się nieocenione podczas tego starcia. A teraz wynośmy się z tej lodowatej krai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3S</meta:editing-duration>
    <meta:editing-cycles>3</meta:editing-cycles>
    <meta:generator>OpenOffice/4.1.1$Win32 OpenOffice.org_project/411m6$Build-9775</meta:generator>
    <dc:date>2017-08-30T23:46:23.61</dc:date>
    <meta:document-statistic meta:table-count="0" meta:image-count="0" meta:object-count="0" meta:page-count="6" meta:paragraph-count="125" meta:word-count="1580" meta:character-count="10322"/>
    <dc:creator>Adrian Pezda</dc:creator>
    <meta:user-defined meta:name="Info 1"/>
    <meta:user-defined meta:name="Info 2"/>
    <meta:user-defined meta:name="Info 3"/>
    <meta:user-defined meta:name="Info 4"/>
  </office:meta>
</office:document-meta>
</file>